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7.9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mon_5f_exchange_5f_metabolites_5f_iYli21_5f_ids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on_exchange_metabolites_iYli21_ids.csv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xchange_reaction_na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than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ylit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Asparag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Aspart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-Aminobenzo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Arabin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ecoster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7,8-Diaminononano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Val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M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m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Ly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ol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Histid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Ala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yto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R)-Pantothen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o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Prol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utresc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Mann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Phenylala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ano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ypoxanth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oster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Glutam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Glutam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Leuc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anto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eno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lt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lyc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rid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rm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-Methyl-L-methio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osph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Arabin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+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Gluc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icotin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lycolaldehyd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tassium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lyoxyl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Sorb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Isoleuc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-Oxoglutar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raci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Threo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Methio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cr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zymoster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cti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Fruct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xyge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-Adenosyl-L-methio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Tryptopha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antho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Cyste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TTP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et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nith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Ser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Galacturon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soamyl acet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ytid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Tyros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oxycytid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Mannit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mmonium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Galact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Arabinit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rea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5-Aminolevulin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iboflavi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oti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8-Amino-7-oxononano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yo-Inosit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etaldehyd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-Argi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e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dium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yruvat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ymid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n-glycero-3-Phosphochol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thanolam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ur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-Xyl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uan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lantoin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rmidin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goster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libiose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pister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lycerol exch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ccinate exchange</text:p>
          </table:table-cell>
          <table:table-cell table:number-columns-repeated="1023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on_5f_exchange_5f_metabolites_5f_iYli21_5f_ids.csv" style:display-name="PageStyle_common_exchange_metabolites_iYli21_ids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